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39d" officeooo:paragraph-rsid="0012339d"/>
    </style:style>
    <style:style style:name="P2" style:family="paragraph" style:parent-style-name="Standard">
      <style:text-properties fo:font-size="8pt" officeooo:rsid="0012339d" officeooo:paragraph-rsid="0012339d" style:font-size-asian="8pt" style:font-size-complex="8pt"/>
    </style:style>
    <style:style style:name="P3" style:family="paragraph" style:parent-style-name="Standard">
      <style:text-properties fo:font-size="8pt" officeooo:rsid="001b862c" officeooo:paragraph-rsid="0012339d" style:font-size-asian="8pt" style:font-size-complex="8pt"/>
    </style:style>
    <style:style style:name="P4" style:family="paragraph" style:parent-style-name="Standard">
      <style:text-properties fo:font-size="8pt" officeooo:rsid="001b862c" officeooo:paragraph-rsid="001b862c" style:font-size-asian="8pt" style:font-size-complex="8pt"/>
    </style:style>
    <style:style style:name="P5" style:family="paragraph" style:parent-style-name="Standard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6" style:family="paragraph" style:parent-style-name="Standard">
      <style:text-properties fo:font-size="8pt" style:text-underline-style="solid" style:text-underline-width="auto" style:text-underline-color="font-color" fo:font-weight="bold" officeooo:rsid="0012339d" officeooo:paragraph-rsid="0012339d" style:font-size-asian="8pt" style:font-weight-asian="bold" style:font-size-complex="8pt" style:font-weight-complex="bold"/>
    </style:style>
    <style:style style:name="P7" style:family="paragraph" style:parent-style-name="Standard">
      <style:text-properties fo:font-size="8pt" style:text-underline-style="solid" style:text-underline-width="auto" style:text-underline-color="font-color" fo:font-weight="bold" officeooo:rsid="001b862c" officeooo:paragraph-rsid="001b862c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style="normal" style:text-underline-style="solid" style:text-underline-width="auto" style:text-underline-color="font-color" fo:font-weight="bold" officeooo:rsid="001b862c" officeooo:paragraph-rsid="001b862c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text-properties officeooo:rsid="001b862c" officeooo:paragraph-rsid="001b862c"/>
    </style:style>
    <style:style style:name="P10" style:family="paragraph" style:parent-style-name="Standard" style:master-page-name="">
      <style:paragraph-properties style:page-number="auto" fo:break-before="auto" fo:break-after="auto"/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11" style:family="paragraph" style:parent-style-name="Standard" style:master-page-name="">
      <style:paragraph-properties style:page-number="auto" fo:break-before="auto" fo:break-after="auto"/>
      <style:text-properties fo:font-size="8pt" style:text-underline-style="solid" style:text-underline-width="auto" style:text-underline-color="font-color" fo:font-weight="bold" officeooo:rsid="0012339d" officeooo:paragraph-rsid="0012339d" style:font-size-asian="8pt" style:font-weight-asian="bold" style:font-size-complex="8pt" style:font-weight-complex="bold"/>
    </style:style>
    <style:style style:name="P12" style:family="paragraph" style:parent-style-name="Standard">
      <style:paragraph-properties fo:break-before="column"/>
      <style:text-properties fo:font-size="8pt" style:text-underline-style="solid" style:text-underline-width="auto" style:text-underline-color="font-color" fo:font-weight="bold" officeooo:rsid="001b862c" officeooo:paragraph-rsid="001b862c" style:font-size-asian="8pt" style:font-weight-asian="bold" style:font-size-complex="8pt" style:font-weight-complex="bold"/>
    </style:style>
    <style:style style:name="P13" style:family="paragraph" style:parent-style-name="Standard">
      <style:paragraph-properties fo:break-before="column"/>
      <style:text-properties fo:font-size="8pt" fo:font-style="normal" style:text-underline-style="solid" style:text-underline-width="auto" style:text-underline-color="font-color" fo:font-weight="bold" officeooo:rsid="001b862c" officeooo:paragraph-rsid="001b862c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break-before="page"/>
      <style:text-properties fo:font-size="8pt" style:text-underline-style="solid" style:text-underline-width="auto" style:text-underline-color="font-color" fo:font-weight="bold" officeooo:rsid="001b862c" officeooo:paragraph-rsid="001b862c" style:font-size-asian="8pt" style:font-weight-asian="bold" style:font-size-complex="8pt" style:font-weight-complex="bold"/>
    </style:style>
    <style:style style:name="P15" style:family="paragraph" style:parent-style-name="Standard" style:list-style-name="L1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16" style:family="paragraph" style:parent-style-name="Standard" style:list-style-name="L4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17" style:family="paragraph" style:parent-style-name="Standard" style:list-style-name="L6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18" style:family="paragraph" style:parent-style-name="Standard" style:list-style-name="L2">
      <style:text-properties fo:font-size="8pt" officeooo:rsid="0012339d" officeooo:paragraph-rsid="0012339d" style:font-size-asian="8pt" style:font-size-complex="8pt"/>
    </style:style>
    <style:style style:name="P19" style:family="paragraph" style:parent-style-name="Standard" style:list-style-name="L4">
      <style:text-properties fo:font-size="8pt" officeooo:rsid="0012339d" officeooo:paragraph-rsid="0012339d" style:font-size-asian="8pt" style:font-size-complex="8pt"/>
    </style:style>
    <style:style style:name="P20" style:family="paragraph" style:parent-style-name="Standard" style:list-style-name="L7">
      <style:text-properties fo:font-size="8pt" officeooo:rsid="0012339d" officeooo:paragraph-rsid="0012339d" style:font-size-asian="8pt" style:font-size-complex="8pt"/>
    </style:style>
    <style:style style:name="P21" style:family="paragraph" style:parent-style-name="Standard" style:list-style-name="L5">
      <style:text-properties fo:font-size="8pt" officeooo:rsid="001b862c" officeooo:paragraph-rsid="001b862c" style:font-size-asian="8pt" style:font-size-complex="8pt"/>
    </style:style>
    <style:style style:name="P22" style:family="paragraph" style:parent-style-name="Standard" style:list-style-name="L8">
      <style:text-properties fo:font-size="8pt" officeooo:rsid="001b862c" officeooo:paragraph-rsid="001b862c" style:font-size-asian="8pt" style:font-size-complex="8pt"/>
    </style:style>
    <style:style style:name="P23" style:family="paragraph" style:parent-style-name="Standard" style:list-style-name="L3">
      <style:text-properties fo:font-size="8pt" officeooo:rsid="001ea2ba" officeooo:paragraph-rsid="001ea2ba" style:font-size-asian="8pt" style:font-size-complex="8pt"/>
    </style:style>
    <style:style style:name="P24" style:family="paragraph" style:parent-style-name="Standard" style:list-style-name="L5">
      <style:text-properties fo:font-size="8pt" officeooo:rsid="001ea2ba" officeooo:paragraph-rsid="001ea2ba" style:font-size-asian="8pt" style:font-size-complex="8pt"/>
    </style:style>
    <style:style style:name="P25" style:family="paragraph" style:parent-style-name="Standard" style:list-style-name="L8">
      <style:text-properties fo:font-size="8pt" officeooo:rsid="001ea2ba" officeooo:paragraph-rsid="001ea2ba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862c"/>
    </style:style>
    <style:style style:name="T4" style:family="text">
      <style:text-properties officeooo:rsid="001ea2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On the opposite side are several instruction suggestions from previous experiments, on which we ran <text:span text:style-name="T4">two</text:span> algorithms to remove redundant suggestions. These algorithms returned the list of user inputs with <text:span text:style-name="T1">the redundant entries removed</text:span><text:span text:style-name="T2">. </text:span><text:span text:style-name="T1">Mark which of the two algorithms removed the redundant sentences the best</text:span></text:p>
      <text:p text:style-name="P1"/>
      <text:p text:style-name="P1"/>
      <text:p text:style-name="P1"/>
      <text:p text:style-name="P14">SENTENCE GROUP 1</text:p>
      <text:p text:style-name="P7"/>
      <text:p text:style-name="P6">Original sentences:</text:p>
      <text:list xml:id="list4792326753982200648" text:style-name="L1">
        <text:list-item>
          <text:p text:style-name="P15">write the document (the actual content varies based on the nature of the paper) </text:p>
        </text:list-item>
        <text:list-item>
          <text:p text:style-name="P15">write the document and save </text:p>
        </text:list-item>
        <text:list-item>
          <text:p text:style-name="P15">write down teh appropriate content taht you want to input, including beginning and conclusion</text:p>
        </text:list-item>
      </text:list>
      <text:p text:style-name="P5"/>
      <text:p text:style-name="P2"/>
      <text:p text:style-name="P2">Algorithm <text:span text:style-name="T3">1</text:span>, <text:span text:style-name="T3">0.5</text:span>, Better?: _______ </text:p>
      <text:list xml:id="list2318967739182046907" text:style-name="L2">
        <text:list-item>
          <text:p text:style-name="P18">write the document (the actual content varies based on the nature of the paper) </text:p>
        </text:list-item>
        <text:list-item>
          <text:p text:style-name="P18">write down teh appropriate content taht you want to input, including beginning and conclusion </text:p>
        </text:list-item>
      </text:list>
      <text:p text:style-name="P4"/>
      <text:p text:style-name="P4"/>
      <text:p text:style-name="P4"/>
      <text:p text:style-name="P4"/>
      <text:p text:style-name="P4"/>
      <text:p text:style-name="P4">Algorithm 2 0.8 Better?: _______ </text:p>
      <text:list xml:id="list7234959825016906194" text:style-name="L3">
        <text:list-item>
          <text:p text:style-name="P23">write down teh appropriate content taht you want to input, including beginning and conclusion</text:p>
        </text:list-item>
      </text:list>
      <text:p text:style-name="P2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SENTENCE GROUP 2</text:p>
      <text:p text:style-name="P8"/>
      <text:p text:style-name="P5">Original sentences:</text:p>
      <text:list xml:id="list9184647429485477367" text:style-name="L4">
        <text:list-item>
          <text:p text:style-name="P16">make sure to save your work by clicking the save button </text:p>
        </text:list-item>
        <text:list-item>
          <text:p text:style-name="P16">error check </text:p>
        </text:list-item>
        <text:list-item>
          <text:p text:style-name="P16">click on the file and save when you're done typing </text:p>
        </text:list-item>
        <text:list-item>
          <text:p text:style-name="P16">save the file by pressing ctrl+s (or command+s if you're on a mac) </text:p>
        </text:list-item>
        <text:list-item>
          <text:p text:style-name="P16">save your work</text:p>
        </text:list-item>
      </text:list>
      <text:p text:style-name="P2"/>
      <text:p text:style-name="P2">Algorithm <text:span text:style-name="T3">1</text:span>, <text:span text:style-name="T3">0.5</text:span> Better?: _______ </text:p>
      <text:list xml:id="list204107844967160" text:continue-numbering="true" text:style-name="L4">
        <text:list-item>
          <text:p text:style-name="P19">make sure to save your work by clicking the save button </text:p>
        </text:list-item>
        <text:list-item>
          <text:p text:style-name="P19">click on the file and save when you're done typing </text:p>
        </text:list-item>
        <text:list-item>
          <text:p text:style-name="P19">error check </text:p>
        </text:list-item>
        <text:list-item>
          <text:p text:style-name="P19">save the file by pressing ctrl+s (or command+s if you're on a mac) </text:p>
        </text:list-item>
      </text:list>
      <text:p text:style-name="P2"/>
      <text:p text:style-name="P3"/>
      <text:p text:style-name="P4">Algorithm 2, 0.8 Better?: _______ </text:p>
      <text:list xml:id="list5288722067928020701" text:style-name="L5">
        <text:list-item>
          <text:p text:style-name="P24">save the file by pressing ctrl+s (or command+s if you're on a mac)</text:p>
        </text:list-item>
      </text:list>
      <text:p text:style-name="P4"/>
      <text:p text:style-name="P4"/>
      <text:p text:style-name="P12">SENTENCE GROUP 3</text:p>
      <text:p text:style-name="P2"/>
      <text:p text:style-name="P11">Original Sentences:</text:p>
      <text:list xml:id="list2421703379387326382" text:style-name="L6">
        <text:list-item>
          <text:p text:style-name="P17">create a hashing function to store data </text:p>
        </text:list-item>
        <text:list-item>
          <text:p text:style-name="P17">write a constructor </text:p>
        </text:list-item>
        <text:list-item>
          <text:p text:style-name="P17">create a hashtag function to store data </text:p>
        </text:list-item>
        <text:list-item>
          <text:p text:style-name="P17">add hashvalue method </text:p>
        </text:list-item>
        <text:list-item>
          <text:p text:style-name="P17">make a constructor </text:p>
        </text:list-item>
        <text:list-item>
          <text:p text:style-name="P17">create another array for keys</text:p>
        </text:list-item>
      </text:list>
      <text:p text:style-name="P2"/>
      <text:p text:style-name="P2">Algorithm <text:span text:style-name="T3">1</text:span>, <text:span text:style-name="T3">0.5</text:span> Better?: _______ </text:p>
      <text:list xml:id="list8761973607251737025" text:style-name="L7">
        <text:list-item>
          <text:p text:style-name="P20">create a hashing function to store data </text:p>
        </text:list-item>
        <text:list-item>
          <text:p text:style-name="P20">write a constructor </text:p>
        </text:list-item>
        <text:list-item>
          <text:p text:style-name="P20">create another array for keys </text:p>
        </text:list-item>
        <text:list-item>
          <text:p text:style-name="P20">add hashvalue method </text:p>
        </text:list-item>
      </text:list>
      <text:p text:style-name="P2"/>
      <text:p text:style-name="P2"/>
      <text:p text:style-name="P2"/>
      <text:p text:style-name="P2"/>
      <text:p text:style-name="P2"/>
      <text:p text:style-name="P4">Algorithm 2, 0.8 ,Better?___________</text:p>
      <text:list xml:id="list8532485126142655251" text:style-name="L8">
        <text:list-item>
          <text:p text:style-name="P25">create a hashing function to store 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6:23:58.443351521</meta:creation-date>
    <dc:date>2014-12-04T20:40:58.473623498</dc:date>
    <meta:editing-duration>PT15M53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2" meta:paragraph-count="40" meta:word-count="333" meta:character-count="1884" meta:non-whitespace-character-count="1592"/>
  </office:meta>
</office:document-meta>
</file>